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5.20 00:48   |   <text:a xlink:type="simple" xlink:href="http://palinfo.habago.org/Entry?Command=Information_PrintForum&amp;iPage=14&amp;sType=FORUM#FORUM37469"><text:span text:style-name="T2">#</text:span></text:a></text:p>
      <text:p text:style-name="P2">卡韓政變<text:span text:style-name="T3">(48)</text:span>：人性的邪門<text:span text:style-name="T3"> <text:line-break/><text:line-break/></text:span>陳真<text:span text:style-name="T3"><text:s/>2019. 05. 20. <text:line-break/><text:line-break/><text:line-break/></text:span>黨外時期，也就是還沒有民進黨的時代，應該差不多是<text:span text:style-name="T3">1981-1982</text:span>年左右，距今<text:span text:style-name="T3">38</text:span>年，新潮流以邱義仁為首，發起一個批康運動，康就是康寧祥，也就是後來阿扁當總統時的國防部副部長及國家安全會議秘書長。不但批康，還給康寧祥掛上一個很難堪的綽號叫做<text:span text:style-name="T3"><text:s/>"</text:span>康放水<text:span text:style-name="T3">"</text:span>，把他打成所謂公職掛帥、議會路線的代表。<text:span text:style-name="T3"> <text:line-break/><text:line-break/>"</text:span>公職掛帥<text:span text:style-name="T3">" </text:span>一詞充滿貶意，亦即貪圖權位，缺乏理想，背離基層弱勢等等。把人打成這般不堪聞問的目的，當然就是要抬舉我方亦即<text:span text:style-name="T3"><text:s/>"</text:span>新潮流<text:span text:style-name="T3">" </text:span>之清高與理想性：基層的、群眾路線的、理論充沛的、體制外的、不謀權位的、與弱勢者永遠站在一起的，乃至於左派的、革命的、堅持理想永不妥協的<text:span text:style-name="T3">...</text:span>等等等。<text:span text:style-name="T3"> <text:line-break/><text:line-break/></text:span>後來，批判全面化，變成所謂<text:span text:style-name="T3"><text:s/>"</text:span>雞兔問題<text:span text:style-name="T3">" </text:span>路線之爭。雞就是公雞，代表戰鬥、理想、不妥協，兔就是兔女郎，兔寶寶，乖巧柔順，熱愛權位，取悅統治者。阿扁是雞方代表人，很不可思議吧。我就是在那段時期被扁所騙，成為<text:span text:style-name="T3"><text:s/>"</text:span>扁迷<text:span text:style-name="T3">"</text:span>。但是，阿扁出獄後不久，大約<text:span text:style-name="T3">1990</text:span>年之後，我就醒了，清楚地認清：高唱理想者竟然比他們所批判的對象還更加貪婪腐敗。我原本以為<text:span text:style-name="T3"><text:s/>"</text:span>動物農莊<text:span text:style-name="T3">" </text:span>只是小說的戲劇性描述手法，還真沒想到現實比小說還荒謬。<text:span text:style-name="T3"> <text:line-break/><text:line-break/></text:span>於是，我從<text:span text:style-name="T3">1990</text:span>年開始，就不斷寫文章批評阿扁，還給他取了個<text:span text:style-name="T3"><text:s/>"</text:span>天字第一號大壞蛋<text:span text:style-name="T3">" </text:span>的綽號，但是根本沒有人相信，反而大家都覺得我很莫名其妙，是不是發神經，怎麼會把一個如此充滿理想、為民打拼、犧牲奉獻、親民愛民、隨和親切、有魄力有理念的偉人<text:span text:style-name="T3"><text:s/>(</text:span>號稱台灣之子<text:span text:style-name="T3">) </text:span>給描述成一個心術不正、不擇手段的大惡棍？<text:span text:style-name="T3">(</text:span>阿扁精神的繼承人就是柯文哲。我知道各位不信，但總有一天你就會信。我指的不是貪污，而是行不由徑，不擇手段，毫無理想，缺乏基本善念。<text:span text:style-name="T3">) <text:line-break/><text:line-break/></text:span>人們對我指控阿扁感到十分不解，前後長達至少十年。很多人，包括記者，常想從我口中探出阿扁的什麼內幕，其實我什麼內幕也沒有。<text:span text:style-name="T3"> <text:line-break/><text:line-break/></text:span>我常阿扁舉這個例子，因為它能充份說明我們究竟應該如何評價一個人？絕不是看他有沒有前科，更不是看他的什麼能力或學經歷，也不是看他曾經做錯了哪些事或講錯哪些話，而是從他平常毫無稀奇之處的言行或是一些所謂小事來判斷。就如同在我對維根斯坦根本一無所知之時，僅僅因為他的一兩句話就整個世界因他而劇變。<text:span text:style-name="T3"> <text:line-break/><text:line-break/></text:span>這道理很簡單，因為：若不是那樣的人，絕無可能講出那樣的話，做出那樣的事。一句乍看平淡無奇的話，或某種表達方式，恰恰毫無掩飾地呈現一個人的真實樣貌，想裝也裝不來。我們的一言一行，隨時都會很誠實地透露出我們究竟是一個什麼樣的人，只是看你會不會看人而已。<text:span text:style-name="T3"> <text:line-break/><text:line-break/></text:span>我們沒有神那樣的慧眼，自然不可能多麼會看人，為人所欺在所難免。但是，無論是善或惡，當種種跡象如此明顯時，如果你還是無法看清楚一個人或一個團體之善惡，那就是你自己的問題了。就比方說，<text:span text:style-name="T3">20</text:span>年前，阿扁剛當總統，人渣黨剛執政時，被騙沒什麼，很正常。但是，如果經過<text:span text:style-name="T3">20</text:span>幾年的瘋狂貪婪及全然無法無天，吃相那麼難看，一切行為那麼卑鄙齷齪，如果你竟然還以為這是一個正直或正常的政黨而把票投給他們，那就只能怪你自己腦袋或人品大有問題了。<text:span text:style-name="T3"> <text:line-break/><text:line-break/></text:span>我之所以把這些寫過無數遍的東西再寫一遍，是因為吳敦義、蔡正元、楊秋興、唐湘龍等人抹黑韓國瑜所帶給我的一種人性上的衝擊。任何人當然都可以批評韓國瑜。我對他的各種批評之深入，恐怕更不是一般人能力所及。但是，批評和抹黑造謠是兩回事。比方說，你可以反對他參選總統，但你不能把一種與道德無關的東西故意扭曲成一種人格污點；你也不能昨天鼓勵韓國瑜參選，說好棒！救國救民非他莫屬！然後今天卻又對他之參選進行道德指控與人格抹黑，說若支持他就是喪失天良，就只因為你有了新歡<text:span text:style-name="T3">--</text:span>郭台銘。這不是為人之道，更非朋友之道。這就是心機。連這麼小的事，不過只是支持誰選個總統，居然也能使出這樣的心機。<text:span text:style-name="T3"> <text:line-break/><text:line-break/></text:span>台灣似乎經常在流行一些宮廷劇，我沒看過，但是據護士們說宮廷內鬥情節相當陰險。其實，當我看多了人事之陰暗，一般小說或戲劇那種屬於幼兒園大班的心機，很難讓我感到震撼。<text:span text:style-name="T3">Emir Kusturica</text:span>及費里尼常說藝術比生活大，夢境比現實還真實。這些話我基本上十分認同，但是，藝術必須到達某種境界，才有可能大於生活。如果要講陰險，我看過最陰險的橋段就是：<text:span text:style-name="T3"> <text:line-break/><text:line-break/></text:span>一，波蘭斯基的<text:span text:style-name="T3"><text:s/>"</text:span>失嬰記<text:span text:style-name="T3">"</text:span>，一堆八卦婆七言八舌很熱心地聊些日常瑣事。<text:span text:style-name="T3"> <text:line-break/><text:line-break/></text:span>二，<text:span text:style-name="T3">"</text:span>大法師<text:span text:style-name="T3">" </text:span>裡魔鬼當著大法師面前憑空打開抽屜，大法師問他說：<text:span text:style-name="T3">"</text:span>這是你打開的嗎？<text:span text:style-name="T3">" </text:span>魔鬼溫和隨性地點點頭。大法師說：<text:span text:style-name="T3">"</text:span>那你再打開一次給我看啊<text:span text:style-name="T3">"</text:span>。魔鬼依舊很溫和地說：<text:span text:style-name="T3">"in time"</text:span>，亦即到時候再看著辦。<text:span text:style-name="T3"> <text:line-break/><text:line-break/></text:span>我特別對於魔鬼的反應感到不寒而慄，還好一般人的心眼還沒有邪門陰沉到這個地步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